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a7c05c">
      <style:table-column-properties style:column-width="5.1cm"/>
      <style:paragraph-properties fo:text-align="center"/>
    </style:style>
    <style:style style:family="table-row" style:name="ae58d2f">
      <style:table-row-properties style:row-height="0.5cm"/>
      <style:paragraph-properties fo:text-align="center"/>
    </style:style>
    <style:style style:family="table-cell" style:name="acb885f">
      <style:paragraph-properties fo:text-align="center"/>
      <style:text-properties fo:font-weight="bold" style:font-weight-asian="bold" style:font-weight-complex="bold"/>
    </style:style>
    <style:style style:family="table-cell" style:name="a5ef252">
      <style:paragraph-properties fo:text-align="center"/>
    </style:style>
    <style:style style:data-style-name="stringStyleCell" style:family="table-cell" style:name="a62a228">
      <style:paragraph-properties fo:text-align="center"/>
    </style:style>
  </office:automatic-styles>
  <office:body>
    <office:spreadsheet>
      <table:table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row table:style-name="ae58d2f">
          <table:table-cell office:string-value="Pair Id" office:value-type="string" table:style-name="acb885f">
            <text:p>Pair Id</text:p>
          </table:table-cell>
          <table:table-cell office:string-value="IC&lt;randoop&gt;" office:value-type="string" table:style-name="acb885f">
            <text:p>IC&lt;randoop&gt;</text:p>
          </table:table-cell>
          <table:table-cell office:string-value="EIC&lt;randoop&gt;" office:value-type="string" table:style-name="acb885f">
            <text:p>EIC&lt;randoop&gt;</text:p>
          </table:table-cell>
          <table:table-cell office:string-value="IC&lt;evosuite&gt;" office:value-type="string" table:style-name="acb885f">
            <text:p>IC&lt;evosuite&gt;</text:p>
          </table:table-cell>
          <table:table-cell office:string-value="EIC&lt;evosuite&gt;" office:value-type="string" table:style-name="acb885f">
            <text:p>EIC&lt;evosuite&gt;</text:p>
          </table:table-cell>
          <table:table-cell office:string-value="Expected ?" office:value-type="string" table:style-name="acb885f">
            <text:p>Expected ?</text:p>
          </table:table-cell>
        </table:table-row>
        <table:table-row table:style-name="ae58d2f">
          <table:table-cell office:string-value="branch0.0" office:value-type="string" table:style-name="a5ef252">
            <text:p>branch0.0</text:p>
          </table:table-cell>
          <table:table-cell office:string-value="Refinement" office:value-type="string" table:style-name="a5ef252">
            <text:p>Refinement</text:p>
          </table:table-cell>
          <table:table-cell office:string-value="Non-Refinement" office:value-type="string" table:style-name="a5ef252">
            <text:p>Non-Refinement</text:p>
          </table:table-cell>
          <table:table-cell office:string-value="Refinement" office:value-type="string" table:style-name="a5ef252">
            <text:p>Refinement</text:p>
          </table:table-cell>
          <table:table-cell office:string-value="Non-Refinement" office:value-type="string" table:style-name="a5ef252">
            <text:p>Non-Refinement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</table:table-row>
      </table:table>
      <table:table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column table:default-cell-style-name="a62a228" table:style-name="aa7c05c"/>
        <table:table-row table:style-name="ae58d2f">
          <table:table-cell office:string-value="Pair Id" office:value-type="string" table:style-name="acb885f">
            <text:p>Pair Id</text:p>
          </table:table-cell>
          <table:table-cell office:string-value="IC&lt;randoop&gt;" office:value-type="string" table:style-name="acb885f">
            <text:p>IC&lt;randoop&gt;</text:p>
          </table:table-cell>
          <table:table-cell office:string-value="EIC&lt;randoop&gt;" office:value-type="string" table:style-name="acb885f">
            <text:p>EIC&lt;randoop&gt;</text:p>
          </table:table-cell>
          <table:table-cell office:string-value="IC&lt;evosuite&gt;" office:value-type="string" table:style-name="acb885f">
            <text:p>IC&lt;evosuite&gt;</text:p>
          </table:table-cell>
          <table:table-cell office:string-value="EIC&lt;evosuite&gt;" office:value-type="string" table:style-name="acb885f">
            <text:p>EIC&lt;evosuite&gt;</text:p>
          </table:table-cell>
        </table:table-row>
        <table:table-row table:style-name="ae58d2f">
          <table:table-cell office:string-value="branch0.0" office:value-type="string" table:style-name="a5ef252">
            <text:p>branch0.0</text:p>
          </table:table-cell>
          <table:table-cell office:string-value="297" office:value-type="string" table:style-name="a5ef252">
            <text:p>297</text:p>
          </table:table-cell>
          <table:table-cell office:string-value="297" office:value-type="string" table:style-name="a5ef252">
            <text:p>297</text:p>
          </table:table-cell>
          <table:table-cell office:string-value="297" office:value-type="string" table:style-name="a5ef252">
            <text:p>297</text:p>
          </table:table-cell>
          <table:table-cell office:string-value="297" office:value-type="string" table:style-name="a5ef252">
            <text:p>297</text:p>
          </table:table-cell>
        </table:table-row>
        <table:table-row table:style-name="">
          <table:table-cell office:string-value="branch1.0" office:value-type="string" table:style-name="">
            <text:p>branch1.0</text:p>
          </table:table-cell>
          <table:table-cell office:string-value="131" office:value-type="string" table:style-name="">
            <text:p>131</text:p>
          </table:table-cell>
          <table:table-cell office:string-value="131" office:value-type="string" table:style-name="">
            <text:p>131</text:p>
          </table:table-cell>
          <table:table-cell office:string-value="131" office:value-type="string" table:style-name="">
            <text:p>131</text:p>
          </table:table-cell>
          <table:table-cell office:string-value="131" office:value-type="string" table:style-name="">
            <text:p>131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